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74" calcext:value-type="float">
            <text:p>37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57798165137615" calcext:value-type="percentage">
            <text:p>85,78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7:07:07.309651233</dc:date>
    <meta:editing-duration>P1DT12H47M55S</meta:editing-duration>
    <meta:editing-cycles>166</meta:editing-cycles>
    <meta:generator>LibreOffice/5.4.1.2.0$Linux_X86_64 LibreOffice_project/40m0$Build-2</meta:generator>
    <meta:document-statistic meta:table-count="2" meta:cell-count="1465" meta:object-count="0"/>
  </office:meta>
</office:document-meta>
</file>